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776cm">
          <draw:text-box>
            <text:p text:style-name="P1"><text:span text:style-name="T1">HYMN #660</text:span></text:p>
            <text:p text:style-name="P1"><text:span text:style-name="T2">“</text:span><text:span text:style-name="T2">Stand Up, Stand Up for Jesu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13cm" svg:height="7.011cm" svg:x="1.524cm" svg:y="0.849cm">
          <draw:text-box>
            <text:p text:style-name="P4"><text:span text:style-name="T3">1. </text:span><text:span text:style-name="T4">Stand up, stand up for Jesus,</text:span><text:span text:style-name="T4"><text:line-break/></text:span><text:span text:style-name="T4">Ye soldiers of the cross.</text:span><text:span text:style-name="T4"><text:line-break/></text:span><text:span text:style-name="T4">Lift high His royal banner;</text:span><text:span text:style-name="T4"><text:line-break/></text:span><text:span text:style-name="T4">It must not suffer lo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3.876cm" svg:height="7.011cm" svg:x="2.032cm" svg:y="1.016cm">
          <draw:text-box>
            <text:p text:style-name="P6"><text:span text:style-name="T4">From vict’ry unto vict’ry</text:span><text:span text:style-name="T4"><text:line-break/></text:span><text:span text:style-name="T4">His army He shall lead</text:span><text:span text:style-name="T4"><text:line-break/></text:span><text:span text:style-name="T4">Till ev’ry foe is vanquished,</text:span><text:span text:style-name="T4"><text:line-break/></text:span><text:span text:style-name="T4">And Christ is Lord ind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9" draw:layer="layout" svg:width="23.876cm" svg:height="7.011cm" svg:x="2.286cm" svg:y="0.849cm">
          <draw:text-box>
            <text:p text:style-name="P8"><text:span text:style-name="T5">2. </text:span><text:span text:style-name="T6">Stand up, stand up for Jesus;</text:span><text:span text:style-name="T6"><text:line-break/></text:span><text:span text:style-name="T6">The trumpet call obey;</text:span><text:span text:style-name="T6"><text:line-break/></text:span><text:span text:style-name="T6">Stand forth in mighty conflict</text:span><text:span text:style-name="T6"><text:line-break/></text:span><text:span text:style-name="T6">In this His glorious 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9" draw:layer="layout" svg:width="23.368cm" svg:height="7.011cm" svg:x="2.032cm" svg:y="0.849cm">
          <draw:text-box>
            <text:p text:style-name="P8"><text:span text:style-name="T6">Let all His faithful serve Him</text:span><text:span text:style-name="T6"><text:line-break/></text:span><text:span text:style-name="T6">Against unnumbered foes;</text:span><text:span text:style-name="T6"><text:line-break/></text:span><text:span text:style-name="T6">Let courage rise with danger</text:span><text:span text:style-name="T6"><text:line-break/></text:span><text:span text:style-name="T6">And strength to strength oppo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4" draw:text-style-name="P9" draw:layer="layout" svg:width="23.622cm" svg:height="7.011cm" svg:x="2.477cm" svg:y="1.016cm">
          <draw:text-box>
            <text:p text:style-name="P8"><text:span text:style-name="T5">3. </text:span><text:span text:style-name="T6">Stand up, stand up for Jesus;</text:span><text:span text:style-name="T6"><text:line-break/></text:span><text:span text:style-name="T6">Stand in His strength alone.</text:span><text:span text:style-name="T6"><text:line-break/></text:span><text:span text:style-name="T6">The arm of flesh will fail you,</text:span><text:span text:style-name="T6"><text:line-break/></text:span><text:span text:style-name="T6">Ye dare not trust your 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9" draw:layer="layout" svg:width="23.368cm" svg:height="7.011cm" svg:x="2.286cm" svg:y="1.103cm">
          <draw:text-box>
            <text:p text:style-name="P8"><text:span text:style-name="T6">Put on the Gospel armor;</text:span><text:span text:style-name="T6"><text:line-break/></text:span><text:span text:style-name="T6">Each piece put on with prayer.</text:span><text:span text:style-name="T6"><text:line-break/></text:span><text:span text:style-name="T6">Where duty calls or danger,</text:span><text:span text:style-name="T6"><text:line-break/></text:span><text:span text:style-name="T6">Be never wanting t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11" draw:layer="layout" svg:width="23.114cm" svg:height="7.011cm" svg:x="2.286cm" svg:y="1.016cm">
          <draw:text-box>
            <text:p text:style-name="P10"><text:span text:style-name="T6">4. Stand up, stand up for Jesus;</text:span></text:p>
            <text:p text:style-name="P10"><text:span text:style-name="T6">The strife will not be long;</text:span></text:p>
            <text:p text:style-name="P10"><text:span text:style-name="T6">This day the din of battle,</text:span></text:p>
            <text:p text:style-name="P10"><text:span text:style-name="T6">The next the victor’s so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5" draw:text-style-name="P14" draw:layer="layout" svg:width="22.86cm" svg:height="11.141cm" svg:x="2.54cm" svg:y="1.051cm">
          <draw:text-box>
            <text:p text:style-name="P12"><text:span text:style-name="T6">The soldiers, overcoming,</text:span></text:p>
            <text:p text:style-name="P12"><text:span text:style-name="T6">Their crown of life shall see</text:span></text:p>
            <text:p text:style-name="P12"><text:span text:style-name="T6">And with the King of Glory</text:span></text:p>
            <text:p text:style-name="P12"><text:span text:style-name="T6">Shall reign eternally.</text:span></text:p>
            <text:p text:style-name="P13"><text:span text:style-name="T7"/></text:p>
            <text:p text:style-name="P13"><text:span text:style-name="T8"/></text:p>
            <text:p text:style-name="P13"><text:span text:style-name="T8"/></text:p>
            <text:p text:style-name="P13"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11:28:11.992000000</meta:creation-date>
    <dc:title>Hymn template</dc:title>
    <meta:editing-duration>PT11M57S</meta:editing-duration>
    <meta:editing-cycles>3</meta:editing-cycles>
    <meta:generator>LibreOffice/6.0.1.1$Windows_X86_64 LibreOffice_project/60bfb1526849283ce2491346ed2aa51c465abfe6</meta:generator>
    <meta:initial-creator>Arthur Hoch</meta:initial-creator>
    <dc:date>2018-06-13T13:48:23.723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8-25T11:28:11.891000000"/>
  </office:meta>
</office:document-meta>
</file>